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47 - The Azarinth Sentinel" calcext:value-type="string">
            <text:p>Class 1: 447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43 - Kin of Ash" calcext:value-type="string">
            <text:p>Class 2: 443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250" calcext:value-type="float">
            <text:p>1250</text:p>
          </table:table-cell>
          <table:table-cell table:style-name="ce5" table:formula="of:=[.E2]" office:value-type="float" office:value="1250" calcext:value-type="float">
            <text:p>1250.0</text:p>
          </table:table-cell>
          <table:table-cell/>
          <table:table-cell table:style-name="ce6"/>
          <table:table-cell table:style-name="ce32" table:formula="of:=[.U9]" office:value-type="float" office:value="13512008.25" calcext:value-type="float">
            <text:p>13,512,008</text:p>
          </table:table-cell>
          <table:table-cell table:style-name="ce11" table:formula="of:=[.V9]" office:value-type="float" office:value="924715" calcext:value-type="float">
            <text:p>924,715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1500" calcext:value-type="float">
            <text:p>2150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1.9583333333333" calcext:value-type="float">
            <text:p>52.0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375 - The Faen Valkyrie" calcext:value-type="string">
            <text:p>Class 3: 37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4.81" calcext:value-type="float">
            <text:p>34.81</text:p>
          </table:table-cell>
          <table:table-cell table:style-name="ce12" table:formula="of:=[.U10]" office:value-type="percentage" office:value="34.81" calcext:value-type="percentage">
            <text:p>348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60.4166666666667" calcext:value-type="float">
            <text:p>60.4</text:p>
          </table:table-cell>
          <table:table-cell table:style-name="ce10" table:formula="of:=[.W3]/60" office:value-type="percentage" office:value="0.00241666666666667" calcext:value-type="percentage">
            <text:p>0.24%</text:p>
          </table:table-cell>
          <table:table-cell table:style-name="ce9" table:formula="of:=2%+([.F7]/100/100/2)" office:value-type="percentage" office:value="0.145" calcext:value-type="percentage">
            <text:p>14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5000" calcext:value-type="float">
            <text:p>2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79.2916666666667" calcext:value-type="float">
            <text:p>79.3</text:p>
          </table:table-cell>
          <table:table-cell table:style-name="ce10" table:formula="of:=[.W4]/60" office:value-type="percentage" office:value="0.00317166666666667" calcext:value-type="percentage">
            <text:p>0.32%</text:p>
          </table:table-cell>
          <table:table-cell table:style-name="ce9" table:formula="of:=1%*(1+3+3%*[.E75])+([.F7]/100/100/2)+1%" office:value-type="percentage" office:value="0.1903" calcext:value-type="percentage">
            <text:p>19.03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200" calcext:value-type="float">
            <text:p>1200</text:p>
          </table:table-cell>
          <table:table-cell table:style-name="ce5" table:formula="of:=[.E6]*(1+[.AD15])" office:value-type="float" office:value="16080" calcext:value-type="float">
            <text:p>1608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250" calcext:value-type="float">
            <text:p>1250</text:p>
          </table:table-cell>
          <table:table-cell table:style-name="ce5" table:formula="of:=[.E7]*2" office:value-type="float" office:value="2500" calcext:value-type="float">
            <text:p>2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004447.5" calcext:value-type="float">
            <text:p>5004447.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3512008.25" calcext:value-type="float">
            <text:p>13512008.25</text:p>
          </table:table-cell>
          <table:table-cell table:style-name="ce6" table:formula="of:=([.S11]+[.S12])/2" office:value-type="float" office:value="924715" calcext:value-type="float">
            <text:p>924715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250" calcext:value-type="string">
            <text:p>Vit: 12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2019569" calcext:value-type="float">
            <text:p>22019569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81" calcext:value-type="percentage">
            <text:p>3481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308931532812" calcext:value-type="percentage">
            <text:p>97.6%</text:p>
          </table:table-cell>
          <table:table-cell table:formula="of:=1/(1-[.Q11])" office:value-type="float" office:value="42.2100000000001" calcext:value-type="float">
            <text:p>42.2100000000001</text:p>
          </table:table-cell>
          <table:table-cell table:formula="of:=[.$S$2]/(1/(1+[.$O$15]+[.$AV$15]))" office:value-type="float" office:value="888165" calcext:value-type="float">
            <text:p>88816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633639006934" calcext:value-type="percentage">
            <text:p>97.8%</text:p>
          </table:table-cell>
          <table:table-cell table:formula="of:=1/(1-[.Q12])" office:value-type="float" office:value="44.71" calcext:value-type="float">
            <text:p>44.71</text:p>
          </table:table-cell>
          <table:table-cell table:formula="of:=[.$S$2]/(1/(1+[.$O$15]+[.$AJ$15]+[.$AV$15]))" office:value-type="float" office:value="961265" calcext:value-type="float">
            <text:p>96126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971285269873" calcext:value-type="percentage">
            <text:p>97.7%</text:p>
          </table:table-cell>
          <table:table-cell table:style-name="ce14" table:formula="of:=([.R11]+[.R12])/2" office:value-type="float" office:value="43.46" calcext:value-type="float">
            <text:p>43.5</text:p>
          </table:table-cell>
          <table:table-cell table:style-name="ce14" table:formula="of:=([.S11]+[.S12])/2" office:value-type="float" office:value="924715" calcext:value-type="float">
            <text:p>924715.0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" calcext:value-type="percentage">
            <text:p>10.0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" calcext:value-type="percentage">
            <text:p>8.0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200 [16,080.0]" calcext:value-type="string">
            <text:p>Int: 1200 [16,08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250" calcext:value-type="string">
            <text:p>Wis: 12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4.81" calcext:value-type="percentage">
            <text:p>348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" calcext:value-type="percentage">
            <text:p>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" calcext:value-type="percentage">
            <text:p>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05" calcext:value-type="percentage">
            <text:p>580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2" calcext:value-type="percentage">
            <text:p>72.0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481.0%" calcext:value-type="string">
            <text:p>Resilience: 3,481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1,500" calcext:value-type="string">
            <text:p>Health: <text:s/>21,50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5,000" calcext:value-type="string">
            <text:p>Mana: <text:s text:c="3"/>25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H211])" office:value-type="string" office:string-value="hp/sec:  0.27% [52.0]" calcext:value-type="string">
            <text:p>hp/sec: <text:s/>0.27% [52.0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H212])" office:value-type="string" office:string-value="mp/sec:  0.24% [60.4]" calcext:value-type="string">
            <text:p>mp/sec: <text:s/>0.24% [60.4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27]+([.C2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H213])" office:value-type="string" office:string-value="w/Med:   0.32% [79.3]" calcext:value-type="string">
            <text:p>w/Med: <text:s text:c="2"/>0.32% [79.3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43" calcext:value-type="float">
            <text:p>443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697%   [hp x 43.46]" calcext:value-type="string">
            <text:p>Mitigation: <text:s text:c="6"/>97.697% <text:s text:c="2"/>[hp x 43.4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924,715.0 [hp x 74.75]" calcext:value-type="string">
            <text:p>Effective Health: 924,715.0 [hp x 74.75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34]+([.C34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37]+([.C3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45" calcext:value-type="percentage">
            <text:p>64.50%</text:p>
          </table:table-cell>
          <table:table-cell table:style-name="ce37" table:formula="of:=[.AS37]" office:value-type="percentage" office:value="5.805" calcext:value-type="percentage">
            <text:p>580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05" calcext:value-type="percentage">
            <text:p>580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375" calcext:value-type="float">
            <text:p>37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" table:formula="of:=[.D42]+([.C42]-1)*20" office:value-type="float" office:value="48" calcext:value-type="float">
            <text:p>4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formula="of:=[.D43]+([.C43]-1)*20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2" calcext:value-type="percentage">
            <text:p>52.00%</text:p>
          </table:table-cell>
          <table:table-cell table:style-name="ce9" table:formula="of:=[.O43]" office:value-type="percentage" office:value="4.16" calcext:value-type="percentage">
            <text:p>41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16" calcext:value-type="percentage">
            <text:p>41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3" table:formula="of:=[.D44]+([.C44]-1)*20" office:value-type="float" office:value="51" calcext:value-type="float">
            <text:p>5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45]+([.C45]-1)*20" office:value-type="float" office:value="47" calcext:value-type="float">
            <text:p>4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15" table:formula="of:=[.D46]+([.C46]-1)*20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" calcext:value-type="percentage">
            <text:p>40.00%</text:p>
          </table:table-cell>
          <table:table-cell table:style-name="ce38" table:formula="of:=[.O46]" office:value-type="percentage" office:value="3.6" calcext:value-type="percentage">
            <text:p>36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6" calcext:value-type="percentage">
            <text:p>36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" calcext:value-type="percentage">
            <text:p>90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" calcext:value-type="percentage">
            <text:p>90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2" calcext:value-type="percentage">
            <text:p>72.0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29 Storm of Cinders         x2 " calcext:value-type="string">
            <text:p>3-29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8  Phaseshift               x2 " calcext:value-type="string">
            <text:p>3-8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4 Flare of Creation        x8 [52.0% =&gt; 416.0% Resilience]" calcext:value-type="string">
            <text:p>3-14 Flare of Creation <text:s text:c="7"/>x8 [52.0% =&gt; 41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1 Displacement             x2 " calcext:value-type="string">
            <text:p>3-11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7  Space Shift              x2 " calcext:value-type="string">
            <text:p>3-7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0 Body of the Valkyrie     x9 [40.0% =&gt; 360.0% Resilience, 10.0% =&gt; 90.0% Physical Resistance, 5.0% =&gt; 90.0% Magic Resistance, 8.0% =&gt; 72.0% Health]" calcext:value-type="string">
            <text:p>3-10 Body of the Valkyrie <text:s text:c="4"/>x9 [40.0% =&gt; 360.0% Resilience, 10.0% =&gt; 90.0% Physical Resistance, 5.0% =&gt; 90.0% Magic Resistance, 8.0% =&gt; 72.0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02" calcext:value-type="float">
            <text:p>1902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8" calcext:value-type="float">
            <text:p>18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2 Deviant of Humanity" calcext:value-type="string">
            <text:p>2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67]+([.C67]-1)*20" office:value-type="float" office:value="32" calcext:value-type="float">
            <text:p>3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1 Meditation" calcext:value-type="string">
            <text:p>3-11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5]+([.C75]-1)*20" office:value-type="float" office:value="51" calcext:value-type="float">
            <text:p>51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8  Monster Hunter" calcext:value-type="string">
            <text:p>3-8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76]+([.C76]-1)*20" office:value-type="float" office:value="48" calcext:value-type="float">
            <text:p>48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3 Veteran" calcext:value-type="string">
            <text:p>3-13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81]+([.C81]-1)*20" office:value-type="float" office:value="53" calcext:value-type="float">
            <text:p>53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2 Fear Resistance" calcext:value-type="string">
            <text:p>1-12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5]+([.C105]-1)*20" office:value-type="float" office:value="12" calcext:value-type="float">
            <text:p>12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7]+([.C117]-1)*20" office:value-type="float" office:value="45" calcext:value-type="float">
            <text:p>45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2]+([.C122]-1)*20" office:value-type="float" office:value="25" calcext:value-type="float">
            <text:p>25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5 3rd tier" calcext:value-type="string">
            <text:p>15 3rd tier</text:p>
          </table:table-cell>
          <table:table-cell table:formula="of:=COUNTIF([.$C$85:.$C$139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25%" calcext:value-type="string">
            <text:p>225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0%" calcext:value-type="string">
            <text:p>5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0%] more dense. (Avatar of Ash 2nd)" calcext:value-type="string">
            <text:p><text:s text:c="16"/>[53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47" calcext:value-type="float">
            <text:p>44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43" calcext:value-type="float">
            <text:p>443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375" calcext:value-type="float">
            <text:p>37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200" calcext:value-type="float">
            <text:p>12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6,080.0" calcext:value-type="string">
            <text:p>16,080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81.0%" calcext:value-type="string">
            <text:p>3,48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1,500" calcext:value-type="string">
            <text:p>21,50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5,000" calcext:value-type="string">
            <text:p>25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2.0" calcext:value-type="string">
            <text:p>52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4%" calcext:value-type="string">
            <text:p>0.24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60.4" calcext:value-type="string">
            <text:p>60.4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2%" calcext:value-type="string">
            <text:p>0.32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79.3" calcext:value-type="string">
            <text:p>79.3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97%" calcext:value-type="string">
            <text:p>97.697%</text:p>
          </table:table-cell>
          <table:table-cell table:formula="of:=REPT(&quot; &quot;;MAX([.$J$215:.$J$216])-[.J215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46" calcext:value-type="string">
            <text:p>43.46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924,715.0" calcext:value-type="string">
            <text:p>924,715.0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4.75" calcext:value-type="string">
            <text:p>74.75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9" calcext:value-type="float">
            <text:p>9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9" calcext:value-type="float">
            <text:p>29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9" calcext:value-type="float">
            <text:p>29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4.5% =&gt; 580.5%" calcext:value-type="string">
            <text:p>64.5% =&gt; 580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8" calcext:value-type="float">
            <text:p>8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4" calcext:value-type="float">
            <text:p>14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2.0% =&gt; 416.0%" calcext:value-type="string">
            <text:p>52.0% =&gt; 41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1" calcext:value-type="float">
            <text:p>1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7" calcext:value-type="float">
            <text:p>7</text:p>
          </table:table-cell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0" calcext:value-type="float">
            <text:p>10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0.0% =&gt; 360.0%" calcext:value-type="string">
            <text:p>40.0% =&gt; 36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0% =&gt; 90.0%" calcext:value-type="string">
            <text:p>10.0% =&gt; 90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0.0%" calcext:value-type="string">
            <text:p>5.0% =&gt; 90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0% =&gt; 72.0%" calcext:value-type="string">
            <text:p>8.0% =&gt; 72.0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47 - The Azarinth Sentinel" calcext:value-type="string">
            <text:p>Class 1: 447 - The Azarinth Sentinel</text:p>
          </table:table-cell>
        </table:table-row>
        <table:table-row table:style-name="ro1">
          <table:table-cell table:formula="of:=[$Calculations.A2]" office:value-type="string" office:string-value="Class 2: 443 - Kin of Ash" calcext:value-type="string">
            <text:p>Class 2: 443 - Kin of Ash</text:p>
          </table:table-cell>
        </table:table-row>
        <table:table-row table:style-name="ro1">
          <table:table-cell table:formula="of:=[$Calculations.A3]" office:value-type="string" office:string-value="Class 3: 375 - The Faen Valkyrie" calcext:value-type="string">
            <text:p>Class 3: 37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250" calcext:value-type="string">
            <text:p>Vit: 12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200 [16,080.0]" calcext:value-type="string">
            <text:p>Int: 1200 [16,080.0]</text:p>
          </table:table-cell>
        </table:table-row>
        <table:table-row table:style-name="ro1">
          <table:table-cell table:formula="of:=[$Calculations.A15]" office:value-type="string" office:string-value="Wis: 1250" calcext:value-type="string">
            <text:p>Wis: 12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81.0%" calcext:value-type="string">
            <text:p>Resilience: 3,481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1,500" calcext:value-type="string">
            <text:p>Health: <text:s/>21,50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5,000" calcext:value-type="string">
            <text:p>Mana: <text:s text:c="3"/>2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2.0]" calcext:value-type="string">
            <text:p>hp/sec: <text:s/>0.27% [52.0]</text:p>
          </table:table-cell>
        </table:table-row>
        <table:table-row table:style-name="ro1">
          <table:table-cell table:formula="of:=[$Calculations.A27]" office:value-type="string" office:string-value="mp/sec:  0.24% [60.4]" calcext:value-type="string">
            <text:p>mp/sec: <text:s/>0.24% [60.4]</text:p>
          </table:table-cell>
        </table:table-row>
        <table:table-row table:style-name="ro1">
          <table:table-cell table:formula="of:=[$Calculations.A28]" office:value-type="string" office:string-value="w/Med:   0.32% [79.3]" calcext:value-type="string">
            <text:p>w/Med: <text:s text:c="2"/>0.32% [79.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97%   [hp x 43.46]" calcext:value-type="string">
            <text:p>Mitigation: <text:s text:c="6"/>97.697% <text:s text:c="2"/>[hp x 43.46]</text:p>
          </table:table-cell>
        </table:table-row>
        <table:table-row table:style-name="ro1">
          <table:table-cell table:formula="of:=[$Calculations.A31]" office:value-type="string" office:string-value="Effective Health: 924,715.0 [hp x 74.75]" calcext:value-type="string">
            <text:p>Effective Health: 924,715.0 [hp x 74.75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9 Storm of Cinders         x2 " calcext:value-type="string">
            <text:p>3-29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8  Phaseshift               x2 " calcext:value-type="string">
            <text:p>3-8 <text:s/>Phaseshift <text:s text:c="14"/>x2 </text:p>
          </table:table-cell>
        </table:table-row>
        <table:table-row table:style-name="ro1">
          <table:table-cell table:formula="of:=[$Calculations.A59]" office:value-type="string" office:string-value="3-14 Flare of Creation        x8 [52.0% =&gt; 416.0% Resilience]" calcext:value-type="string">
            <text:p>3-14 Flare of Creation <text:s text:c="7"/>x8 [52.0% =&gt; 416.0% Resilience]</text:p>
          </table:table-cell>
        </table:table-row>
        <table:table-row table:style-name="ro1">
          <table:table-cell table:formula="of:=[$Calculations.A60]" office:value-type="string" office:string-value="3-11 Displacement             x2 " calcext:value-type="string">
            <text:p>3-11 Displacement <text:s text:c="12"/>x2 </text:p>
          </table:table-cell>
        </table:table-row>
        <table:table-row table:style-name="ro1">
          <table:table-cell table:formula="of:=[$Calculations.A61]" office:value-type="string" office:string-value="3-7  Space Shift              x2 " calcext:value-type="string">
            <text:p>3-7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10 Body of the Valkyrie     x9 [40.0% =&gt; 360.0% Resilience, 10.0% =&gt; 90.0% Physical Resistance, 5.0% =&gt; 90.0% Magic Resistance, 8.0% =&gt; 72.0% Health]" calcext:value-type="string">
            <text:p>3-10 Body of the Valkyrie <text:s text:c="4"/>x9 [40.0% =&gt; 360.0% Resilience, 10.0% =&gt; 90.0% Physical Resistance, 5.0% =&gt; 90.0% Magic Resistance, 8.0% =&gt; 72.0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2 Deviant of Humanity" calcext:value-type="string">
            <text:p>2-12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1 Meditation" calcext:value-type="string">
            <text:p>3-11 Meditation</text:p>
          </table:table-cell>
        </table:table-row>
        <table:table-row table:style-name="ro1">
          <table:table-cell table:formula="of:=[$Calculations.A76]" office:value-type="string" office:string-value="3-8  Monster Hunter" calcext:value-type="string">
            <text:p>3-8 <text:s/>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3 Veteran" calcext:value-type="string">
            <text:p>3-13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2 Fear Resistance" calcext:value-type="string">
            <text:p>1-12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0%] more dense. (Avatar of Ash 2nd)" calcext:value-type="string">
            <text:p><text:s text:c="16"/>[53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7:10:36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7:20:12.021000000</dc:date>
    <meta:generator>LibreOffice/7.0.5.2$Windows_X86_64 LibreOffice_project/64390860c6cd0aca4beafafcfd84613dd9dfb63a</meta:generator>
    <meta:editing-duration>PT15H15M47S</meta:editing-duration>
    <meta:editing-cycles>96</meta:editing-cycles>
    <meta:document-statistic meta:table-count="2" meta:cell-count="1604" meta:object-count="0"/>
    <meta:user-defined meta:name="AppVersion">16.0300</meta:user-defined>
  </office:meta>
</office:document-meta>
</file>